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Symbol" svg:font-family="Symbol"/>
  </office:font-face-decls>
  <office:automatic-styles>
    <style:style style:name="P1" style:family="paragraph" style:parent-style-name="Standard">
      <style:paragraph-properties fo:margin-top="0in" fo:margin-bottom="0.111in" style:contextual-spacing="false" fo:line-height="150%" fo:text-align="center" style:justify-single-word="false"/>
    </style:style>
    <style:style style:name="P2" style:family="paragraph" style:parent-style-name="Standard">
      <style:paragraph-properties fo:margin-top="0in" fo:margin-bottom="0.111in" style:contextual-spacing="false" fo:line-height="150%" fo:text-align="start" style:justify-single-word="false"/>
    </style:style>
    <style:style style:name="P3" style:family="paragraph" style:parent-style-name="Standard">
      <style:paragraph-properties fo:margin-top="0in" fo:margin-bottom="0.111in" style:contextual-spacing="false" fo:line-height="100%" fo:text-align="start" style:justify-single-word="false"/>
    </style:style>
    <style:style style:name="P4" style:family="paragraph" style:parent-style-name="Standard">
      <style:paragraph-properties fo:margin-top="0in" fo:margin-bottom="0.111in" style:contextual-spacing="false" fo:line-height="150%" fo:text-align="center" style:justify-single-word="false"/>
      <style:text-properties style:use-window-font-color="true" loext:opacity="0%" style:font-name="Calibri1" fo:font-size="16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1" style:font-name-complex="Calibri1"/>
    </style:style>
    <style:style style:name="P5" style:family="paragraph" style:parent-style-name="Standard">
      <style:paragraph-properties fo:margin-top="0in" fo:margin-bottom="0.111in" style:contextual-spacing="false" fo:line-height="150%" fo:text-align="start" style:justify-single-word="false"/>
      <style:text-properties style:use-window-font-color="true" loext:opacity="0%" style:font-name="Calibri1" fo:font-size="11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1" style:font-name-complex="Calibri1"/>
    </style:style>
    <style:style style:name="P6" style:family="paragraph" style:parent-style-name="Standard">
      <style:paragraph-properties fo:margin-left="0in" fo:margin-right="0in" fo:margin-top="0in" fo:margin-bottom="0.111in" style:contextual-spacing="false" fo:line-height="150%" fo:text-align="start" style:justify-single-word="false" fo:text-indent="0.5634in" style:auto-text-indent="false"/>
      <style:text-properties style:use-window-font-color="true" loext:opacity="0%" style:font-name="Calibri1" fo:font-size="11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1" style:font-name-complex="Calibri1"/>
    </style:style>
    <style:style style:name="P7" style:family="paragraph" style:parent-style-name="Standard">
      <style:paragraph-properties fo:margin-top="0in" fo:margin-bottom="0.111in" style:contextual-spacing="false" fo:line-height="10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 style:list-style-name="L14">
      <style:paragraph-properties fo:margin-top="0in" fo:margin-bottom="0.111in" style:contextual-spacing="false" fo:line-height="10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margin-left="0.25in" fo:margin-right="0in" fo:margin-top="0in" fo:margin-bottom="0.111in" style:contextual-spacing="false" fo:line-height="100%" fo:text-align="start" style:justify-single-word="false" fo:text-indent="0in" style:auto-text-indent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10" style:family="paragraph" style:parent-style-name="Standard" style:list-style-name="L24">
      <style:paragraph-properties fo:margin-top="0in" fo:margin-bottom="0.111in" style:contextual-spacing="false" fo:line-height="10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11" style:family="paragraph" style:parent-style-name="Standard" style:list-style-name="L1">
      <style:paragraph-properties fo:margin-top="0in" fo:margin-bottom="0.111in" style:contextual-spacing="false" fo:line-height="15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12" style:family="paragraph" style:parent-style-name="Standard">
      <style:paragraph-properties fo:margin-top="0in" fo:margin-bottom="0.111in" style:contextual-spacing="false" fo:line-height="15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13" style:family="paragraph" style:parent-style-name="Standard" style:list-style-name="L2">
      <style:paragraph-properties fo:margin-top="0in" fo:margin-bottom="0.111in" style:contextual-spacing="false" fo:line-height="15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14" style:family="paragraph" style:parent-style-name="Standard" style:list-style-name="L3">
      <style:paragraph-properties fo:margin-top="0in" fo:margin-bottom="0.111in" style:contextual-spacing="false" fo:line-height="15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15" style:family="paragraph" style:parent-style-name="Standard" style:list-style-name="L4">
      <style:paragraph-properties fo:margin-top="0in" fo:margin-bottom="0.111in" style:contextual-spacing="false" fo:line-height="15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16" style:family="paragraph" style:parent-style-name="Standard" style:list-style-name="L5">
      <style:paragraph-properties fo:margin-top="0in" fo:margin-bottom="0.111in" style:contextual-spacing="false" fo:line-height="15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17" style:family="paragraph" style:parent-style-name="Standard" style:list-style-name="L6">
      <style:paragraph-properties fo:margin-top="0in" fo:margin-bottom="0.111in" style:contextual-spacing="false" fo:line-height="15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18" style:family="paragraph" style:parent-style-name="Standard" style:list-style-name="L7">
      <style:paragraph-properties fo:margin-top="0in" fo:margin-bottom="0.111in" style:contextual-spacing="false" fo:line-height="15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19" style:family="paragraph" style:parent-style-name="Standard" style:list-style-name="L8">
      <style:paragraph-properties fo:margin-top="0in" fo:margin-bottom="0.111in" style:contextual-spacing="false" fo:line-height="15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20" style:family="paragraph" style:parent-style-name="Standard" style:list-style-name="L9">
      <style:paragraph-properties fo:margin-top="0in" fo:margin-bottom="0.111in" style:contextual-spacing="false" fo:line-height="15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21" style:family="paragraph" style:parent-style-name="Standard" style:list-style-name="L10">
      <style:paragraph-properties fo:margin-top="0in" fo:margin-bottom="0.111in" style:contextual-spacing="false" fo:line-height="15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22" style:family="paragraph" style:parent-style-name="Standard" style:list-style-name="L11">
      <style:paragraph-properties fo:margin-top="0in" fo:margin-bottom="0.111in" style:contextual-spacing="false" fo:line-height="15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23" style:family="paragraph" style:parent-style-name="Standard" style:list-style-name="L12">
      <style:paragraph-properties fo:margin-top="0in" fo:margin-bottom="0.111in" style:contextual-spacing="false" fo:line-height="15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24" style:family="paragraph" style:parent-style-name="Standard" style:list-style-name="L13">
      <style:paragraph-properties fo:margin-top="0in" fo:margin-bottom="0.111in" style:contextual-spacing="false" fo:line-height="15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25" style:family="paragraph" style:parent-style-name="Standard" style:list-style-name="L16">
      <style:paragraph-properties fo:margin-top="0in" fo:margin-bottom="0.111in" style:contextual-spacing="false" fo:line-height="15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26" style:family="paragraph" style:parent-style-name="Standard" style:list-style-name="L17">
      <style:paragraph-properties fo:margin-top="0in" fo:margin-bottom="0.111in" style:contextual-spacing="false" fo:line-height="15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27" style:family="paragraph" style:parent-style-name="Standard" style:list-style-name="L18">
      <style:paragraph-properties fo:margin-top="0in" fo:margin-bottom="0.111in" style:contextual-spacing="false" fo:line-height="15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28" style:family="paragraph" style:parent-style-name="Standard" style:list-style-name="L19">
      <style:paragraph-properties fo:margin-top="0in" fo:margin-bottom="0.111in" style:contextual-spacing="false" fo:line-height="15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29" style:family="paragraph" style:parent-style-name="Standard" style:list-style-name="L20">
      <style:paragraph-properties fo:margin-top="0in" fo:margin-bottom="0.111in" style:contextual-spacing="false" fo:line-height="15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30" style:family="paragraph" style:parent-style-name="Standard" style:list-style-name="L21">
      <style:paragraph-properties fo:margin-top="0in" fo:margin-bottom="0.111in" style:contextual-spacing="false" fo:line-height="15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31" style:family="paragraph" style:parent-style-name="Standard" style:list-style-name="L22">
      <style:paragraph-properties fo:margin-top="0in" fo:margin-bottom="0.111in" style:contextual-spacing="false" fo:line-height="15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32" style:family="paragraph" style:parent-style-name="Standard" style:list-style-name="L23">
      <style:paragraph-properties fo:margin-top="0in" fo:margin-bottom="0.111in" style:contextual-spacing="false" fo:line-height="15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33" style:family="paragraph" style:parent-style-name="Standard" style:list-style-name="L25">
      <style:paragraph-properties fo:margin-top="0in" fo:margin-bottom="0.111in" style:contextual-spacing="false" fo:line-height="15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34" style:family="paragraph" style:parent-style-name="Standard" style:list-style-name="L26">
      <style:paragraph-properties fo:margin-top="0in" fo:margin-bottom="0.111in" style:contextual-spacing="false" fo:line-height="15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35" style:family="paragraph" style:parent-style-name="Standard" style:list-style-name="L27">
      <style:paragraph-properties fo:margin-top="0in" fo:margin-bottom="0.111in" style:contextual-spacing="false" fo:line-height="15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36" style:family="paragraph" style:parent-style-name="Standard" style:list-style-name="L28">
      <style:paragraph-properties fo:margin-top="0in" fo:margin-bottom="0.111in" style:contextual-spacing="false" fo:line-height="15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37" style:family="paragraph" style:parent-style-name="Standard" style:list-style-name="L29">
      <style:paragraph-properties fo:margin-top="0in" fo:margin-bottom="0.111in" style:contextual-spacing="false" fo:line-height="15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38" style:family="paragraph" style:parent-style-name="Standard" style:list-style-name="L30">
      <style:paragraph-properties fo:margin-top="0in" fo:margin-bottom="0.111in" style:contextual-spacing="false" fo:line-height="15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39" style:family="paragraph" style:parent-style-name="Standard" style:list-style-name="L31">
      <style:paragraph-properties fo:margin-top="0in" fo:margin-bottom="0.111in" style:contextual-spacing="false" fo:line-height="15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40" style:family="paragraph" style:parent-style-name="Standard" style:list-style-name="L32">
      <style:paragraph-properties fo:margin-top="0in" fo:margin-bottom="0.111in" style:contextual-spacing="false" fo:line-height="15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41" style:family="paragraph" style:parent-style-name="Standard" style:list-style-name="L33">
      <style:paragraph-properties fo:margin-top="0in" fo:margin-bottom="0.111in" style:contextual-spacing="false" fo:line-height="15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42" style:family="paragraph" style:parent-style-name="Standard">
      <style:paragraph-properties fo:margin-top="0in" fo:margin-bottom="0.111in" style:contextual-spacing="false" fo:line-height="100%" fo:text-align="start" style:justify-single-word="false"/>
      <style:text-properties style:use-window-font-color="true" loext:opacity="0%" style:font-name="Calibri1" fo:font-size="11pt" fo:font-weight="bold" fo:background-color="transparent" style:font-name-asian="Calibri1" style:font-name-complex="Calibri1"/>
    </style:style>
    <style:style style:name="P43" style:family="paragraph" style:parent-style-name="Standard" style:list-style-name="L15">
      <style:paragraph-properties fo:margin-top="0in" fo:margin-bottom="0.111in" style:contextual-spacing="false" fo:line-height="150%" fo:text-align="start" style:justify-single-word="false"/>
    </style:style>
    <style:style style:name="T1" style:family="text">
      <style:text-properties style:use-window-font-color="true" loext:opacity="0%" style:font-name="Calibri1" fo:font-size="16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2" style:family="text">
      <style:text-properties style:use-window-font-color="true" loext:opacity="0%" style:font-name="Calibri1" fo:font-size="11pt" fo:font-weight="normal" fo:background-color="transparent" loext:char-shading-value="0" style:font-name-asian="Calibri1" style:font-name-complex="Calibri1"/>
    </style:style>
    <style:style style:name="T3" style:family="text">
      <style:text-properties style:use-window-font-color="true" loext:opacity="0%" style:font-name="Calibri1" fo:font-size="11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4" style:family="text">
      <style:text-properties style:use-window-font-color="true" loext:opacity="0%" style:font-name="Calibri1" fo:font-size="11pt" fo:font-style="italic" fo:font-weight="normal" fo:background-color="transparent" loext:char-shading-value="0" style:font-name-asian="Calibri1" style:font-name-complex="Calibri1"/>
    </style:style>
    <style:style style:name="T5" style:family="text">
      <style:text-properties style:use-window-font-color="true" loext:opacity="0%" style:font-name="Calibri1" fo:font-size="11pt" fo:font-weight="bold" fo:background-color="transparent" loext:char-shading-value="0" style:font-name-asian="Calibri1" style:font-name-complex="Calibri1"/>
    </style:style>
    <style:style style:name="T6" style:family="text">
      <style:text-properties fo:color="#000000" loext:opacity="100%" style:font-name="Calibri1" fo:font-size="11pt" fo:font-weight="bold" fo:background-color="transparent" loext:char-shading-value="0" style:font-name-asian="Calibri1" style:font-name-complex="Calibri1"/>
    </style:style>
    <style:style style:name="T7" style:family="text">
      <style:text-properties fo:color="#000000" loext:opacity="100%" style:font-name="Calibri1" fo:font-size="11pt" fo:font-style="italic" fo:font-weight="bold" fo:background-color="transparent" loext:char-shading-value="0" style:font-name-asian="Calibri1" style:font-name-complex="Calibri1"/>
    </style:style>
    <text:list-style style:name="L1">
      <text:list-level-style-bullet text:level="1" loext:num-list-format="%1%" text:bullet-char="•">
        <style:list-level-properties text:space-before="0.25in"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space-before="0.25in"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loext:num-list-format="%1%" text:bullet-char="•">
        <style:list-level-properties text:space-before="0.25in"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loext:num-list-format="%1%" text:bullet-char="•">
        <style:list-level-properties text:space-before="0.25in"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loext:num-list-format="%1%" text:bullet-char="•">
        <style:list-level-properties text:space-before="0.25in"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loext:num-list-format="%1%" text:bullet-char="•">
        <style:list-level-properties text:space-before="0.25in"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loext:num-list-format="%1%" text:bullet-char="•">
        <style:list-level-properties text:space-before="0.25in"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loext:num-list-format="%1%" text:bullet-char="•">
        <style:list-level-properties text:space-before="0.25in"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loext:num-list-format="%1%" text:bullet-char="•">
        <style:list-level-properties text:space-before="0.25in"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loext:num-list-format="%1%" text:bullet-char="•">
        <style:list-level-properties text:space-before="0.25in"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loext:num-list-format="%1%" text:bullet-char="•">
        <style:list-level-properties text:space-before="0.25in"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loext:num-list-format="%1%" text:bullet-char="•">
        <style:list-level-properties text:space-before="0.25in"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loext:num-list-format="%1%" text:bullet-char="•">
        <style:list-level-properties text:space-before="0.25in"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loext:num-list-format="%1%" text:bullet-char="•">
        <style:list-level-properties text:space-before="0.25in"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loext:num-list-format="%1%" text:bullet-char="•">
        <style:list-level-properties text:space-before="0.25in"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loext:num-list-format="%1%." style:num-suffix="." style:num-format="A">
        <style:list-level-properties text:space-before="0.25in" text:min-label-width="0.25in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loext:num-list-format="%1%" text:bullet-char="•">
        <style:list-level-properties text:space-before="0.25in"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loext:num-list-format="%1%" text:bullet-char="•">
        <style:list-level-properties text:space-before="0.25in"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loext:num-list-format="%1%" text:bullet-char="•">
        <style:list-level-properties text:space-before="0.25in"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loext:num-list-format="%1%" text:bullet-char="•">
        <style:list-level-properties text:space-before="0.25in"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loext:num-list-format="%1%" text:bullet-char="•">
        <style:list-level-properties text:space-before="0.25in"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loext:num-list-format="%1%" text:bullet-char="•">
        <style:list-level-properties text:space-before="0.25in"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loext:num-list-format="%1%" text:bullet-char="•">
        <style:list-level-properties text:space-before="0.25in"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loext:num-list-format="%1%" text:bullet-char="•">
        <style:list-level-properties text:space-before="0.25in"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loext:num-list-format="%1%" text:bullet-char="•">
        <style:list-level-properties text:space-before="0.25in"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bullet text:level="1" loext:num-list-format="%1%" text:bullet-char="•">
        <style:list-level-properties text:space-before="0.25in"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bullet text:level="1" loext:num-list-format="%1%" text:bullet-char="•">
        <style:list-level-properties text:space-before="0.25in"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bullet text:level="1" loext:num-list-format="%1%" text:bullet-char="•">
        <style:list-level-properties text:space-before="0.25in"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loext:num-list-format="%1%" text:bullet-char="•">
        <style:list-level-properties text:space-before="0.25in"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bullet text:level="1" loext:num-list-format="%1%" text:bullet-char="•">
        <style:list-level-properties text:space-before="0.25in"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bullet text:level="1" loext:num-list-format="%1%" text:bullet-char="•">
        <style:list-level-properties text:space-before="0.25in"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bullet text:level="1" loext:num-list-format="%1%" text:bullet-char="•">
        <style:list-level-properties text:space-before="0.25in"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bullet text:level="1" loext:num-list-format="%1%" text:bullet-char="•">
        <style:list-level-properties text:space-before="0.25in"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"><text:span text:style-name="T1">What he Really Thinks Exposed: The Card game – Questions &amp; Answers</text:span><text:span text:style-name="T2"><text:line-break/></text:span></text:p>
      <text:p text:style-name="P5">BLACK CARDS (Men's Language)</text:p>
      <text:p text:style-name="P7"/>
      <text:list xml:id="list3937225691" text:style-name="L1">
        <text:list-item>
          <text:p text:style-name="P11">True of False/Survey </text:p>
        </text:list-item>
      </text:list>
      <text:p text:style-name="P12">When you are in bed and he asks “Did you come”, he’s secretly insecure about the answer? <text:tab/></text:p>
      <text:list xml:id="list4116491768" text:style-name="L2">
        <text:list-item>
          <text:p text:style-name="P13">True of False/Survey </text:p>
        </text:list-item>
      </text:list>
      <text:p text:style-name="P2"><text:span text:style-name="T2">When a guy </text:span><text:span text:style-name="T4">keeps</text:span><text:span text:style-name="T2"> saying “I don’t like to play games” he’s lying and has a PhD (Doctor of Deceit) in mind games?</text:span></text:p>
      <text:p text:style-name="P7"/>
      <text:list xml:id="list3018422506" text:style-name="L3">
        <text:list-item>
          <text:p text:style-name="P14">True of False/Survey </text:p>
        </text:list-item>
      </text:list>
      <text:p text:style-name="P12">He’s not into you if he makes the excuse that he’s “really busy”, without giving you an explanation?</text:p>
      <text:p text:style-name="P7"/>
      <text:list xml:id="list2306020945" text:style-name="L4">
        <text:list-item>
          <text:p text:style-name="P15">True of False/Survey </text:p>
        </text:list-item>
      </text:list>
      <text:p text:style-name="P12">If a guy invites you round to “Netflix and Chill” aka "watch a DVD", it means "Dick Via Deception" and he actually wants to sleep with you?</text:p>
      <text:p text:style-name="P7"><text:s/></text:p>
      <text:list xml:id="list2483203811" text:style-name="L5">
        <text:list-item>
          <text:p text:style-name="P16">You Know He Really Likes You When... </text:p>
        </text:list-item>
      </text:list>
      <text:p text:style-name="P12">He calls you by an affectionate/pet name when other people he knows are around? <text:tab/></text:p>
      <text:p text:style-name="P12">OPTIONS <text:s/>A. Yes <text:s text:c="6"/>B. No <text:s text:c="3"/></text:p>
      <text:list xml:id="list1995829021" text:style-name="L6">
        <text:list-item>
          <text:p text:style-name="P17">You Know He Really Likes You When... </text:p>
        </text:list-item>
      </text:list>
      <text:p text:style-name="P12"><text:soft-page-break/>He asks you to be his girlfriend and you haven't slept together?</text:p>
      <text:p text:style-name="P3"><text:span text:style-name="T2">OPTIONS <text:s/>A. Yes <text:s text:c="6"/>B. No <text:s text:c="3"/>C. It’s complicated - e.g. he may just say it so he can sleep with you <text:s/>#WhatAShit</text:span></text:p>
      <text:p text:style-name="P12"/>
      <text:list xml:id="list594597172" text:style-name="L7">
        <text:list-item>
          <text:p text:style-name="P18">You Know He Really Likes You When... </text:p>
        </text:list-item>
      </text:list>
      <text:p text:style-name="P12">He talks about his future plans with you e.g. having children or move abroad?</text:p>
      <text:p text:style-name="P12">OPTIONS <text:s/>A. Yes <text:s text:c="6"/>B. No <text:s text:c="3"/></text:p>
      <text:p text:style-name="P12"/>
      <text:list xml:id="list2129979880" text:style-name="L8">
        <text:list-item>
          <text:p text:style-name="P19">You Know He Really Likes You When... </text:p>
        </text:list-item>
      </text:list>
      <text:p text:style-name="P12">He calls you at least once a day and not just late at night or a 'booty call'?</text:p>
      <text:p text:style-name="P12">OPTIONS <text:s/>A. Yes <text:s text:c="6"/>B. No <text:s text:c="3"/></text:p>
      <text:p text:style-name="P7"/>
      <text:list xml:id="list686098194" text:style-name="L9">
        <text:list-item>
          <text:p text:style-name="P20">Why Do Guys Say... “it’s not you, it's me", instead of admitting the real reason they want to break up with you? <text:tab/></text:p>
        </text:list-item>
      </text:list>
      <text:p text:style-name="P12">A.They enjoy playing mind games</text:p>
      <text:p text:style-name="P12">B. They are very bad at expressing themselves</text:p>
      <text:p text:style-name="P12">C. <text:s/>So they can have a quick guilt free exit from the relationship</text:p>
      <text:p text:style-name="P12">D. So they don’t have to admit they were just in it for the sex</text:p>
      <text:list xml:id="list4164652068" text:style-name="L10">
        <text:list-item>
          <text:p text:style-name="P21">Why Do Guys Say... they like an" independent woman" but then behave in an insecure way (e.g. trying to make the woman feel jealous) when they meet one?</text:p>
        </text:list-item>
      </text:list>
      <text:p text:style-name="P7">A. <text:bookmark-start text:name="__DdeLink__1060_3099580892"/>They don't understand that an independent woman means not being being financially or emotioanlly dependent on a man; and this makes them feel insecure <text:bookmark-end text:name="__DdeLink__1060_3099580892"/></text:p>
      <text:p text:style-name="P7">B. They like playing mind games in order to feel ‘in control’ of the relationship</text:p>
      <text:p text:style-name="P7">C. <text:bookmark-start text:name="__DdeLink__1062_3099580892"/>They think saying it makes them sound more secure and appealing in general<text:bookmark-end text:name="__DdeLink__1062_3099580892"/></text:p>
      <text:p text:style-name="P12">D. They don’t realise they’re being <text:s/>insecure and will stop as soon as its pointed out to them</text:p>
      <text:p text:style-name="P7"><text:soft-page-break/></text:p>
      <text:list xml:id="list4250980621" text:style-name="L11">
        <text:list-item>
          <text:p text:style-name="P22">Why Do Guys Say... "I’m not looking for a serious relationship" and then still expect to sleep with you?</text:p>
        </text:list-item>
      </text:list>
      <text:p text:style-name="P7">A. They are genuinely not looking for a serious relationship, and dont see a problem because men can easily separate sex from deeper heartfelt emotions</text:p>
      <text:p text:style-name="P7"/>
      <text:p text:style-name="P7">B. They’ve said it before to a woman and she has slept with him, so he thinks <text:s/>"why not try it again." <text:s/></text:p>
      <text:p text:style-name="P7"/>
      <text:p text:style-name="P7">C. Only immature men think like this</text:p>
      <text:p text:style-name="P7"/>
      <text:p text:style-name="P7">D. <text:bookmark-start text:name="__DdeLink__1064_3099580892"/>They think women are like men and can easily 'hook up' without any emotions being involved<text:bookmark-end text:name="__DdeLink__1064_3099580892"/></text:p>
      <text:p text:style-name="P7"/>
      <text:list xml:id="list1482721694" text:style-name="L12">
        <text:list-item>
          <text:p text:style-name="P23">Why Do Guys Say... "I’ll call you" and then don't?</text:p>
        </text:list-item>
      </text:list>
      <text:p text:style-name="P12">A. He lost your number</text:p>
      <text:p text:style-name="P12">B. He’s not that into you, or it was an ego boost for him to confirm that he could get your number in the first place.</text:p>
      <text:p text:style-name="P12">C. He already has a partner and is trying to do the right thing because he feels guilty</text:p>
      <text:p text:style-name="P12">D. <text:bookmark-start text:name="__DdeLink__1066_3099580892"/>He lost his phone<text:bookmark-end text:name="__DdeLink__1066_3099580892"/></text:p>
      <text:p text:style-name="P12"/>
      <text:list xml:id="list1258711221" text:style-name="L13">
        <text:list-item>
          <text:p text:style-name="P24">What He Really Thinks When... His partner asks him “where is this going” or “what are we”, and he's not really into her?<text:tab/></text:p>
        </text:list-item>
      </text:list>
      <text:p text:style-name="P12">A. Tell her the truth about how he feels<text:tab/></text:p>
      <text:p text:style-name="P12">B. <text:bookmark-start text:name="__DdeLink__1068_3099580892"/>Lie because the sex is good so he doesn't want the relationship to end<text:bookmark-end text:name="__DdeLink__1068_3099580892"/></text:p>
      <text:p text:style-name="P12">C. Respond in a passive aggressive way, e.g.“ Why don't you tell me?”</text:p>
      <text:p text:style-name="P12">D. Pretend he never heard the question</text:p>
      <text:p text:style-name="P12"><text:soft-page-break/><text:line-break/></text:p>
      <text:p text:style-name="P6">BLUE CARDS (When you’re out together) </text:p>
      <text:p text:style-name="P2"><text:span text:style-name="T2">• You Know He Really Likes You When... </text:span></text:p>
      <text:p text:style-name="P12">He remembers your shoe or ring size when you're out shopping?</text:p>
      <text:p text:style-name="P12">Yes</text:p>
      <text:p text:style-name="P12">No, he may just have a good memory for those kind of things. </text:p>
      <text:p text:style-name="P12"/>
      <text:p text:style-name="P2"><text:span text:style-name="T2">• You Know He Really Likes You When... </text:span></text:p>
      <text:p text:style-name="P12">After you go out on a date he always calls/texts to make sure you got home ok?</text:p>
      <text:p text:style-name="P12">Yes</text:p>
      <text:p text:style-name="P12">No</text:p>
      <text:list xml:id="list797596551" text:style-name="L14">
        <text:list-item>
          <text:p text:style-name="P8">What He Really Thinks When... </text:p>
        </text:list-item>
      </text:list>
      <text:p text:style-name="P9">He's been seeing a woman for several months but has never invited her over to his place? <text:s text:c="2"/></text:p>
      <text:p text:style-name="P7"><text:s text:c="2"/></text:p>
      <text:p text:style-name="P7">A. I can't risk her knowing just how untidy my home is <text:s text:c="2"/></text:p>
      <text:p text:style-name="P7">B. I can't risk her turning up unexpectedly and meeting my wife and kids </text:p>
      <text:p text:style-name="P7">C. I'm still waiting to see how serious this is before letting her come to my home <text:s text:c="2"/></text:p>
      <text:p text:style-name="P7">D.I still live with my parents and I'm too embarrassed to admit it</text:p>
      <text:p text:style-name="P7"/>
      <text:list xml:id="list3778540058" text:style-name="L15">
        <text:list-item>
          <text:p text:style-name="P43"><text:span text:style-name="T2">What He Really Thinks When... You're on a date and constantly dropping the F-bombs or using the C word <text:s/>#WeAreNotTalkingAboutCovid?</text:span></text:p>
        </text:list-item>
      </text:list>
      <text:p text:style-name="P12">A. He’s ok with it as long as you want to sleep with him at the end of the night</text:p>
      <text:p text:style-name="P12">B. He thinks its rude / disrespectful and will want the date to be over ASAP</text:p>
      <text:p text:style-name="P12">C. He’s ok with it as long as you swear quietly </text:p>
      <text:p text:style-name="P2"><text:soft-page-break/><text:span text:style-name="T2">• True of False/Survey </text:span></text:p>
      <text:p text:style-name="P12">When he goes to the bar and returns to see a good looking man talking to you, most men think...</text:p>
      <text:p text:style-name="P12">A. Cool, she probably knows him</text:p>
      <text:p text:style-name="P12">B. I will play it cool for a minute and then go over and let him know she's with me!</text:p>
      <text:p text:style-name="P12">C. Not cool - this relationship over, it's a wrap!</text:p>
      <text:p text:style-name="P12"/>
      <text:p text:style-name="P2"><text:span text:style-name="T2">• True of False/Survey </text:span></text:p>
      <text:p text:style-name="P12">When you're preparing for a night out by wearing something quite revealing, do must men...</text:p>
      <text:p text:style-name="P12">A. Feel lucky to have such an attractive partner</text:p>
      <text:p text:style-name="P12">B. Feel uncomfortable because they don't want other men staring at you all night</text:p>
      <text:p text:style-name="P12">C. Desperately want you to change but don't want to come across as insecure or controlling</text:p>
      <text:p text:style-name="P12"/>
      <text:p text:style-name="P2"><text:span text:style-name="T2">• What He Really Thinks When... </text:span></text:p>
      <text:p text:style-name="P12">You bump into your friends/work colleagues and don’t introduce him to them?</text:p>
      <text:list xml:id="list925170000" text:style-name="L16">
        <text:list-item>
          <text:p text:style-name="P25">He thinks you’re ashamed or embarrassed to be seen out with him</text:p>
        </text:list-item>
        <text:list-item>
          <text:p text:style-name="P25">He’s ok with it cause he would do the same if the roles were reversed</text:p>
        </text:list-item>
        <text:list-item>
          <text:p text:style-name="P25">He’s suspicious and thinks you’re secretly attracted to one of your friends/colleagues</text:p>
        </text:list-item>
      </text:list>
      <text:list xml:id="list1781198651" text:style-name="L17">
        <text:list-item>
          <text:p text:style-name="P26">Why Do Guys... </text:p>
        </text:list-item>
      </text:list>
      <text:p text:style-name="P12">Stare at women without actually going up to them and saying “Hi”?</text:p>
      <text:p text:style-name="P2"><text:span text:style-name="T2">A. Men are very visual and it takes them far longer to fully </text:span><text:span text:style-name="T4">scope out </text:span><text:span text:style-name="T2">a woman's physical appearance than vice versa. </text:span></text:p>
      <text:p text:style-name="P7">B. Men are very basic, i.e. they don't even realise they are staring and will continue to passively <text:soft-page-break/>appreciate a woman's looks</text:p>
      <text:p text:style-name="P7">C. They're scared of approaching her and being rejected</text:p>
      <text:p text:style-name="P7">D. They know they're staring but waiting for the woman to give some 'come and talk me' eye contact</text:p>
      <text:p text:style-name="P7"/>
      <text:list xml:id="list3229697516" text:style-name="L18">
        <text:list-item>
          <text:p text:style-name="P27">Why Do Guys... </text:p>
        </text:list-item>
      </text:list>
      <text:p text:style-name="P12">Mainly talk about themselves and never ask their date any questions? </text:p>
      <text:p text:style-name="P7">A. They genuinely think that they're very interesting <text:s text:c="3"/></text:p>
      <text:p text:style-name="P7">B. They genuinely don't realise that's what they're doing <text:s text:c="2"/></text:p>
      <text:p text:style-name="P7">C. They want to impress you by detailing their life highlights </text:p>
      <text:p text:style-name="P7">D. They really don't care about what's going on in your life <text:s text:c="3"/></text:p>
      <text:p text:style-name="P7"/>
      <text:list xml:id="list447891347" text:style-name="L19">
        <text:list-item>
          <text:p text:style-name="P28">True or False/Survey </text:p>
        </text:list-item>
      </text:list>
      <text:p text:style-name="P12">What's the worst thing a guy can do when you're out on a dinner date?</text:p>
      <text:p text:style-name="P12">A. Show you a picture of their ex-partner</text:p>
      <text:p text:style-name="P12">B. Expect you to pay</text:p>
      <text:p text:style-name="P12">C. Act rude and condescending to the waiter</text:p>
      <text:p text:style-name="P12">D. Expect sex on the first date<text:line-break/></text:p>
      <text:list xml:id="list2187388308" text:style-name="L20">
        <text:list-item>
          <text:p text:style-name="P29">True or False/Survey </text:p>
        </text:list-item>
      </text:list>
      <text:p text:style-name="P12">Where would most guys like to meet on a first date?</text:p>
      <text:p text:style-name="P12">A. Over a coffee/at a bar</text:p>
      <text:p text:style-name="P12">B. Over Zoom/Skype</text:p>
      <text:p text:style-name="P12">C. At his place so he can cook for you</text:p>
      <text:p text:style-name="P12">D. In a hotel room</text:p>
      <text:p text:style-name="P7"><text:soft-page-break/></text:p>
      <text:list xml:id="list2080190484" text:style-name="L21">
        <text:list-item>
          <text:p text:style-name="P30">What He Really Thinks When...</text:p>
        </text:list-item>
      </text:list>
      <text:p text:style-name="P12">You've been together for several months, been out a dozen times and you've called him by your ex's name on more than one occasion?</text:p>
      <text:p text:style-name="P12">A. It’s all good, you just have a bad memory #nothingtoseehere</text:p>
      <text:p text:style-name="P12">B. You’re secretly still seeing your ex or want to get back with him</text:p>
      <text:p text:style-name="P12">C. Maybe you're not completely over your ex and we should talk about it</text:p>
      <text:p text:style-name="P12"/>
      <text:p text:style-name="P5">PINK CARDS (In the Bedroom)</text:p>
      <text:list xml:id="list2149678726" text:style-name="L22">
        <text:list-item>
          <text:p text:style-name="P31">You Know He Really Likes You When... </text:p>
        </text:list-item>
      </text:list>
      <text:p text:style-name="P12">He goes down on you and doesn’t expect you to return the favour?</text:p>
      <text:p text:style-name="P12">Yes</text:p>
      <text:p text:style-name="P12">No</text:p>
      <text:list xml:id="list4104739653" text:style-name="L23">
        <text:list-item>
          <text:p text:style-name="P32">You Know He Really Likes You When... </text:p>
        </text:list-item>
      </text:list>
      <text:p text:style-name="P12">He tells you that he doesn’t want a threesome with you because he can’t stand the thought of sharing you?</text:p>
      <text:p text:style-name="P12">Yes </text:p>
      <text:p text:style-name="P12">No</text:p>
      <text:p text:style-name="P12">Depends on if he's had threesomes before</text:p>
      <text:p text:style-name="P7"/>
      <text:list xml:id="list3001248187" text:style-name="L24">
        <text:list-item>
          <text:p text:style-name="P10">Why Do Guys... Think it’s all about the size of their penis?</text:p>
        </text:list-item>
      </text:list>
      <text:p text:style-name="P12">A. His past sexual experiences have convinced him that women can only be pleasured by men with huge penises</text:p>
      <text:p text:style-name="P12">B. Porn has convinced him that only a foot long Subway sandwich sized penis is able to pleasure <text:soft-page-break/>a woman</text:p>
      <text:p text:style-name="P12">C. Only men with very small penises think it’s all about size</text:p>
      <text:p text:style-name="P2"><text:span text:style-name="T2">D. Penis size is just another example of how men are socialised to be highly competitive</text:span></text:p>
      <text:p text:style-name="P12"/>
      <text:list xml:id="list1579700991" text:style-name="L25">
        <text:list-item>
          <text:p text:style-name="P33">True or False/Survey</text:p>
        </text:list-item>
      </text:list>
      <text:p text:style-name="P12">Most men will lie about the number of sexual partners they've had, i.e. they will say a lower number if asked by a woman? </text:p>
      <text:p text:style-name="P12">True </text:p>
      <text:p text:style-name="P12">False</text:p>
      <text:p text:style-name="P7"/>
      <text:list xml:id="list2966273583" text:style-name="L26">
        <text:list-item>
          <text:p text:style-name="P34">Why Do Guys... </text:p>
        </text:list-item>
      </text:list>
      <text:p text:style-name="P12">Feel that a woman is only really satisfied in bed if she’s noisy/comes?</text:p>
      <text:p text:style-name="P2"><text:span text:style-name="T2">A. Men are very simple and think if </text:span><text:span text:style-name="T4">they</text:span><text:span text:style-name="T2"> make noise when they come, everyone must make noise too</text:span></text:p>
      <text:p text:style-name="P12">B. Listening to other men brag has convinced them that female sexual excitement must be accompanied by lots of noise</text:p>
      <text:p text:style-name="P12">C. Porn</text:p>
      <text:list xml:id="list76951970" text:style-name="L27">
        <text:list-item>
          <text:p text:style-name="P35">True or False/Survey </text:p>
        </text:list-item>
      </text:list>
      <text:p text:style-name="P2"><text:span text:style-name="T2">Which one of these is </text:span><text:span text:style-name="T4">not a</text:span><text:span text:style-name="T2"> sign that a guy might be cheating?</text:span></text:p>
      <text:p text:style-name="P12">A. He randomly buys his partner flowers or expensive gifts</text:p>
      <text:p text:style-name="P12">B. In bed he sucks, licks or bites his partner in a different way than usual</text:p>
      <text:p text:style-name="P12">C. In bed he calls his partner by another name</text:p>
      <text:p text:style-name="P12"/>
      <text:list xml:id="list2434556961" text:style-name="L28">
        <text:list-item>
          <text:p text:style-name="P36"><text:soft-page-break/>True or False/Survey </text:p>
        </text:list-item>
      </text:list>
      <text:p text:style-name="P2"><text:span text:style-name="T2">What does it mean when he </text:span><text:span text:style-name="T4">only</text:span><text:span text:style-name="T2"> wants to have sex doggy style?</text:span></text:p>
      <text:p text:style-name="P12">A. He's obsessed with seeing your bum</text:p>
      <text:p text:style-name="P12">B. He wants to feel more in control during sex</text:p>
      <text:p text:style-name="P12">C. He doesn't want you to see his face/'cum face' during sex</text:p>
      <text:p text:style-name="P12"/>
      <text:list xml:id="list2339266684" text:style-name="L29">
        <text:list-item>
          <text:p text:style-name="P37">True or False/Survey </text:p>
        </text:list-item>
      </text:list>
      <text:p text:style-name="P2"><text:span text:style-name="T2">What's the worst </text:span><text:span text:style-name="T4">safety word</text:span><text:span text:style-name="T2"> a woman can suggest to use in the bedroom?</text:span></text:p>
      <text:p text:style-name="P12">A. 'Bigger'</text:p>
      <text:p text:style-name="P12">B. Your Ex's name</text:p>
      <text:p text:style-name="P12">C. His Ex's name</text:p>
      <text:p text:style-name="P12">D. His Manager's name</text:p>
      <text:list xml:id="list3142915224" text:style-name="L30">
        <text:list-item>
          <text:p text:style-name="P38">True or False/Survey </text:p>
        </text:list-item>
      </text:list>
      <text:p text:style-name="P12">What position do most men prefer in the bedroom?</text:p>
      <text:p text:style-name="P12">A. Doggy style</text:p>
      <text:p text:style-name="P12">B. Reverse cow girl # lookitup</text:p>
      <text:p text:style-name="P12">C.69</text:p>
      <text:p text:style-name="P12">D. Missionary</text:p>
      <text:p text:style-name="P7"/>
      <text:list xml:id="list3953637038" text:style-name="L31">
        <text:list-item>
          <text:p text:style-name="P39">Why Do Guys...</text:p>
        </text:list-item>
      </text:list>
      <text:p text:style-name="P12">Fanaticise about anal sex so much?</text:p>
      <text:p text:style-name="P12">A. Porn</text:p>
      <text:p text:style-name="P12">B. It’s a massive taboo and that makes it more appealing</text:p>
      <text:p text:style-name="P12"><text:soft-page-break/>C. It guarantees she won't get pregnant</text:p>
      <text:list xml:id="list34479291" text:style-name="L32">
        <text:list-item>
          <text:p text:style-name="P40">True or False/Survey </text:p>
        </text:list-item>
      </text:list>
      <text:p text:style-name="P12">Men can fake orgasms?</text:p>
      <text:p text:style-name="P12">True</text:p>
      <text:p text:style-name="P12">False</text:p>
      <text:list xml:id="list2397209261" text:style-name="L33">
        <text:list-item>
          <text:p text:style-name="P41">True or False/Survey </text:p>
        </text:list-item>
      </text:list>
      <text:p text:style-name="P12">Most guys think the harder and faster they thrust their penis into a woman, the more she enjoys sex and the quicker she will orgasm?</text:p>
      <text:p text:style-name="P12">True</text:p>
      <text:p text:style-name="P12">False </text:p>
      <text:p text:style-name="P12"/>
      <text:p text:style-name="P7">GREEN CARDS (Money and Finances)</text:p>
      <text:p text:style-name="P42">1. You Know He Really Likes You When... He gives you the spare set of keys to his home? </text:p>
      <text:p text:style-name="P7">TRUE OR FALSE</text:p>
      <text:p text:style-name="P3"><text:span text:style-name="T5">2. You Know He Really Likes You When... He always pays when you’re out on a date?  </text:span><text:span text:style-name="T2">TRUE OR FALSE</text:span></text:p>
      <text:p text:style-name="P3"><text:span text:style-name="T5">3. You Know He Really Likes You When... He plans joint financial investment with you, like buying a car together?  </text:span><text:span text:style-name="T2">TRUE OR FALSE</text:span></text:p>
      <text:p text:style-name="P3"><text:span text:style-name="T5">4. You Know He Really Likes You When...He gives you the pin number to his debit/credit card within the first few months of the relationship?  </text:span><text:span text:style-name="T2">TRUE OR FALSE</text:span></text:p>
      <text:p text:style-name="P42">5. True or False/Survey... Most men think that if they are making more money than their partner, they should make the major financial decisions in the relationship? <text:s/></text:p>
      <text:p text:style-name="P42">6. Why Do Guys... Feel intimidated by a woman who has more financial assets (e.g. homes, cars), than they do? </text:p>
      <text:p text:style-name="P7">A. They assume its more difficult to impress this type of woman </text:p>
      <text:p text:style-name="P7">B. They don’t - the only men that feel intimated in this situation are generally insecure about ‘where they are' in their lives</text:p>
      <text:p text:style-name="P7">C. Most men don't even realise they have this level of insecurity and will change once it's pointed out to them</text:p>
      <text:p text:style-name="P7"><text:soft-page-break/></text:p>
      <text:p text:style-name="P42">7. True or False/Survey... What's the best way to understand a man’s relationship with money?  </text:p>
      <text:p text:style-name="P7">A. Ask him to buy you something expensive early on in the relationship and assess his reaction </text:p>
      <text:p text:style-name="P7">B. Do nothing accept watch his actions , this will generally reveal if he's generous, frugal or tight with money</text:p>
      <text:p text:style-name="P7">C. Ask him to buy you something cheap (i.e. Under £5/$10) and assess his reaction</text:p>
      <text:p text:style-name="P42"/>
      <text:p text:style-name="P42">8. True or False/Survey... What would most men spend their disposable income on?</text:p>
      <text:p text:style-name="P7">A. An expensive watch or gadget</text:p>
      <text:p text:style-name="P7">B. A romantic 5 star couples holiday</text:p>
      <text:p text:style-name="P7">C. <text:s/>Class A drugs</text:p>
      <text:p text:style-name="P7"/>
      <text:p text:style-name="P42">9. What He Really Thinks When...You earn more money than he does?  </text:p>
      <text:p text:style-name="P7">A. He feels positive and secure in the knowledge that his love and support, as well as his salary, contribute to the "wealth" of the relationship </text:p>
      <text:p text:style-name="P7">B. He feels uncomfortable and will eventually start competing with you and/or feel insecure</text:p>
      <text:p text:style-name="P7">C. He loves it, <text:s/>#StayAtHomeBoyfriend!</text:p>
      <text:p text:style-name="P42"/>
      <text:p text:style-name="P42">10. What He Really Thinks When...You never offer to pay for meals, cinema etc?  </text:p>
      <text:p text:style-name="P7">A. Most men are generally comfortable with paying on dates/days out, but will definitely appreciate it if their partner offers to pay from time to time</text:p>
      <text:p text:style-name="P7">B. He will keep quiet to avoid any awkwardness or confrontation but thinks you’re very tight with money and he doesn’t like it</text:p>
      <text:p text:style-name="P7">C. He doesn’t care either way as long as you’re having sex with him </text:p>
      <text:p text:style-name="P42"/>
      <text:p text:style-name="P42">11. True or False/Survey...Most guys would refuse to pay for dinner on a first date because...?</text:p>
      <text:p text:style-name="P7">A. There's no guarantee of sex at the end of the night</text:p>
      <text:p text:style-name="P7">B. There’s no rule that says he has to pay, especially if he didn't enjoy the date</text:p>
      <text:p text:style-name="P7">C. He prefers to split the bill</text:p>
      <text:p text:style-name="P7"><text:soft-page-break/>D. He prefers his date to pay #RIPChilvary</text:p>
      <text:p text:style-name="P7"/>
      <text:p text:style-name="P3"><text:span text:style-name="T5">12. True or False/Survey... </text:span><text:span text:style-name="T6">If they have a joint account, what's the maximum amount most men would spend </text:span><text:span text:style-name="T7">without </text:span><text:span text:style-name="T6">consulting their partner?</text:span></text:p>
      <text:p text:style-name="P7">A. Zero, they want to be consulted about every penny that comes out of the account and would be equally as open</text:p>
      <text:p text:style-name="P7">B. Anything above £50/$50 </text:p>
      <text:p text:style-name="P7">C. It depends on the balance in the account</text:p>
      <text:p text:style-name="P7">D. Any amount as long as they pay it back in full within an agreed period of time</text:p>
      <text:p text:style-name="P12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Symbol" svg:font-family="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09T05:46:58.517992111</dc:date>
    <meta:editing-duration>PT35S</meta:editing-duration>
    <meta:editing-cycles>1</meta:editing-cycles>
    <meta:document-statistic meta:table-count="0" meta:image-count="0" meta:object-count="0" meta:page-count="12" meta:paragraph-count="209" meta:word-count="2349" meta:character-count="12323" meta:non-whitespace-character-count="10071"/>
    <meta:generator>LibreOffice/7.2.7.2$Linux_X86_64 LibreOffice_project/20$Build-2</meta:generator>
  </office:meta>
</office:document-meta>
</file>